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1T11:41:12.760697700</meta:creation-date>
    <meta:document-statistic meta:object-count="25"/>
    <meta:generator>Collabora_Office/25.04.4.1$Windows_X86_64 LibreOffice_project/f480371b3264c411f77b0731156f81670f92e7d0</meta:generator>
  </office:meta>
</office:document-meta>
</file>